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c60" officeooo:paragraph-rsid="00015c60"/>
    </style:style>
    <style:style style:name="P2" style:family="paragraph" style:parent-style-name="Standard">
      <style:text-properties officeooo:rsid="0004a522" officeooo:paragraph-rsid="0004a522"/>
    </style:style>
    <style:style style:name="T1" style:family="text">
      <style:text-properties officeooo:rsid="00082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ittwoch 30.01.19</text:p>
      <text:p text:style-name="P1"/>
      <text:p text:style-name="P1"/>
      <text:p text:style-name="P1">Beginn: 13:03</text:p>
      <text:p text:style-name="P1"/>
      <text:p text:style-name="P1">Ende: <text:span text:style-name="T1">13:49</text:span></text:p>
      <text:p text:style-name="P1"/>
      <text:p text:style-name="P1"/>
      <text:p text:style-name="P1">Teste Turnier KI auf Testserver</text:p>
      <text:p text:style-name="P1"/>
      <text:p text:style-name="P1"/>
      <text:p text:style-name="P1">Stand Präsentation </text:p>
      <text:p text:style-name="P1"/>
      <text:p text:style-name="P1">- Grundsätze stehen </text:p>
      <text:p text:style-name="P1"/>
      <text:p text:style-name="P1">- einzelne Erweiterungen von speziellen Rednern erfragen und einfügen</text:p>
      <text:p text:style-name="P1"/>
      <text:p text:style-name="P1">- Projektmanagement Tabelle soll hinzugefügt werden</text:p>
      <text:p text:style-name="P1"/>
      <text:p text:style-name="P1">- Logo und Co hinzufügen</text:p>
      <text:p text:style-name="P1"/>
      <text:p text:style-name="P2">wird aktiv im meeting überarbeitet und erweitert von René Maxi Daniel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1S</meta:editing-duration>
    <meta:editing-cycles>6</meta:editing-cycles>
    <meta:generator>LibreOffice/5.4.6.2$Windows_X86_64 LibreOffice_project/4014ce260a04f1026ba855d3b8d91541c224eab8</meta:generator>
    <dc:date>2019-01-30T13:49:40.694000000</dc:date>
    <meta:document-statistic meta:table-count="0" meta:image-count="0" meta:object-count="0" meta:page-count="1" meta:paragraph-count="10" meta:word-count="48" meta:character-count="332" meta:non-whitespace-character-count="292"/>
    <meta:user-defined meta:name="Info 1"/>
    <meta:user-defined meta:name="Info 2"/>
    <meta:user-defined meta:name="Info 3"/>
    <meta:user-defined meta:name="Info 4"/>
  </office:meta>
</office:document-meta>
</file>